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3.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13"/>
        <table:table-column table:style-name="co4" table:default-cell-style-name="ce6"/>
        <table:table-column table:style-name="co1" table:default-cell-style-name="Default"/>
        <table:table-column table:style-name="co5" table:default-cell-style-name="Default"/>
        <table:table-column table:style-name="co1" table:default-cell-style-name="ce13"/>
        <table:table-column table:style-name="co6" table:default-cell-style-name="Default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style-name="ce1"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style-name="ce1"/>
          <table:table-cell table:style-name="ce5"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style-name="ce1"/>
          <table:table-cell table:style-name="ce5"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table:style-name="ce5"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style-name="ce1"/>
          <table:table-cell table:style-name="ce5"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table:style-name="ce5"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style-name="ce1"/>
          <table:table-cell table:style-name="ce5"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table:style-name="ce5"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style-name="ce1"/>
          <table:table-cell table:style-name="ce5"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table:style-name="ce5"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style-name="ce1"/>
          <table:table-cell table:style-name="ce5" office:value-type="date" office:date-value="2020-09-06" calcext:value-type="date">
            <text:p>06/09/20</text:p>
          </table:table-cell>
          <table:table-cell table:formula="of:=SUM([.C24:.C27])" office:value-type="float" office:value="16" calcext:value-type="float">
            <text:p>16</text:p>
          </table:table-cell>
          <table:table-cell table:style-name="ce6" office:value-type="string" calcext:value-type="string">
            <text:p>Uso de RTC – Calibrado – Valores de 8 bits</text:p>
          </table:table-cell>
        </table:table-row>
        <table:table-row table:style-name="ro1">
          <table:table-cell/>
          <table:table-cell table:style-name="ce5"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style-name="ce1"/>
          <table:table-cell table:style-name="ce5" office:value-type="date" office:date-value="2020-09-13" calcext:value-type="date">
            <text:p>13/09/20</text:p>
          </table:table-cell>
          <table:table-cell table:formula="of:=SUM([.C28:.C31])" office:value-type="float" office:value="15" calcext:value-type="float">
            <text:p>15</text:p>
          </table:table-cell>
          <table:table-cell table:style-name="ce6" office:value-type="string" calcext:value-type="string">
            <text:p>Transferencia de datos entre tareas – Comienzo con HTTP</text:p>
          </table:table-cell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style-name="ce1"/>
          <table:table-cell table:style-name="ce5" office:value-type="date" office:date-value="2020-09-20" calcext:value-type="date">
            <text:p>20/09/20</text:p>
          </table:table-cell>
          <table:table-cell table:formula="of:=SUM([.C32:.C35])" office:value-type="float" office:value="13" calcext:value-type="float">
            <text:p>13</text:p>
          </table:table-cell>
          <table:table-cell table:style-name="ce7" office:value-type="string" calcext:value-type="string">
            <text:p>Envio de datos por HTTP – Funcionamientos terminados – Comienzo SPIFFS</text:p>
          </table:table-cell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style-name="ce1"/>
          <table:table-cell table:style-name="ce5" office:value-type="date" office:date-value="2020-09-27" calcext:value-type="date">
            <text:p>27/09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style-name="ce1"/>
          <table:table-cell table:style-name="ce5" office:value-type="date" office:date-value="2020-10-04" calcext:value-type="date">
            <text:p>04/10/2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style-name="ce1"/>
          <table:table-cell table:style-name="ce5" office:value-type="date" office:date-value="2020-10-11" calcext:value-type="date">
            <text:p>11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style-name="ce1"/>
          <table:table-cell table:style-name="ce5" office:value-type="date" office:date-value="2020-10-18" calcext:value-type="date">
            <text:p>18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 table:style-name="ce1"/>
          <table:table-cell table:style-name="ce5" office:value-type="date" office:date-value="2020-10-25" calcext:value-type="date">
            <text:p>25/10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 table:style-name="ce1"/>
          <table:table-cell table:style-name="ce5" office:value-type="date" office:date-value="2020-11-01" calcext:value-type="date">
            <text:p>01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 table:style-name="ce1"/>
          <table:table-cell table:style-name="ce5" office:value-type="date" office:date-value="2020-11-08" calcext:value-type="date">
            <text:p>08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 table:style-name="ce1"/>
          <table:table-cell table:style-name="ce5" office:value-type="date" office:date-value="2020-11-15" calcext:value-type="date">
            <text:p>15/11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 table:style-name="ce1"/>
          <table:table-cell table:style-name="ce5" office:value-type="date" office:date-value="2020-11-22" calcext:value-type="date">
            <text:p>22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 table:style-name="ce1"/>
          <table:table-cell table:style-name="ce5" office:value-type="date" office:date-value="2020-11-29" calcext:value-type="date">
            <text:p>29/11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 table:style-name="ce1"/>
          <table:table-cell table:style-name="ce5" office:value-type="date" office:date-value="2020-12-06" calcext:value-type="date">
            <text:p>06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 table:style-name="ce1"/>
          <table:table-cell table:style-name="ce5" office:value-type="date" office:date-value="2020-12-13" calcext:value-type="date">
            <text:p>13/12/20</text:p>
          </table:table-cell>
          <table:table-cell/>
          <table:table-cell table:style-name="ce7"/>
        </table:table-row>
        <table:table-row table:style-name="ro1">
          <table:table-cell/>
          <table:table-cell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/>
          <table:table-cell table:style-name="ce5" office:value-type="date" office:date-value="2020-12-20" calcext:value-type="date">
            <text:p>20/12/20</text:p>
          </table:table-cell>
          <table:table-cell/>
          <table:table-cell table:style-name="ce7"/>
        </table:table-row>
        <table:table-row table:style-name="ro1">
          <table:table-cell/>
          <table:table-cell table:style-name="ce5" office:value-type="date" office:date-value="2020-09-07" calcext:value-type="date">
            <text:p>07/09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08" calcext:value-type="date">
            <text:p>08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5" office:value-type="date" office:date-value="2020-09-09" calcext:value-type="date">
            <text:p>09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Usando half float – Agregado de esqueleto p/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date" office:date-value="2020-09-11" calcext:value-type="date">
            <text:p>1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Agregado de calibracion y escalado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4" calcext:value-type="date">
            <text:p>14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Problemas con Framewor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5" calcext:value-type="date">
            <text:p>15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MainTask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6" calcext:value-type="date">
            <text:p>16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Envio de datos a TransferTask – Pruebas con TCP-UDP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09-18" calcext:value-type="date">
            <text:p>18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Agregado de HTTPS – No funcion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1" calcext:value-type="date">
            <text:p>21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uncionamiento HTTP – Requerimientos terminado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2" calcext:value-type="date">
            <text:p>22/09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Mejoras en envio – Bateria no conecta wifi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3" calcext:value-type="date">
            <text:p>23/09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didas de corriente, problema persist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0" office:value-type="date" office:date-value="2020-09-25" calcext:value-type="date">
            <text:p>25/09/20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Nuevo branch – SPIFFS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2" calcext:value-type="date">
            <text:p>12/10/20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Mejorado branch SPIFFS y merge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3" calcext:value-type="date">
            <text:p>13/10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Fixes y mejoras varias – Apto para prueba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date" office:date-value="2020-10-14" calcext:value-type="date">
            <text:p>14/10/20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Fixes – Prueba pasada</text:p>
          </table:table-cell>
          <table:table-cell table:number-columns-repeated="2"/>
          <table:table-cell table:style-name="Default"/>
          <table:table-cell/>
        </table:table-row>
        <table:table-row table:style-name="ro1" table:number-rows-repeated="4">
          <table:table-cell/>
          <table:table-cell table:style-name="ce6" table:number-columns-repeated="2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style-name="ce15" table:formula="of:=SUM([.C3:.C42])" office:value-type="float" office:value="116" calcext:value-type="float">
            <text:p>116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21:33:47.988256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10-14T21:33:52.710148950</dc:date>
    <meta:editing-duration>PT7H29M34S</meta:editing-duration>
    <meta:editing-cycles>55</meta:editing-cycles>
    <meta:generator>LibreOffice/7.0.2.2$Linux_X86_64 LibreOffice_project/00$Build-2</meta:generator>
    <meta:document-statistic meta:table-count="1" meta:cell-count="159" meta:object-count="0"/>
  </office:meta>
</office:document-meta>
</file>